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c6aec" officeooo:paragraph-rsid="001c6aec"/>
    </style:style>
    <style:style style:name="P2" style:family="paragraph" style:parent-style-name="Standard">
      <style:paragraph-properties fo:margin-left="0in" fo:margin-right="0in" fo:text-align="end" style:justify-single-word="false" fo:text-indent="0in" style:auto-text-indent="false"/>
      <style:text-properties officeooo:rsid="001c6aec" officeooo:paragraph-rsid="001d9899"/>
    </style:style>
    <style:style style:name="P3" style:family="paragraph" style:parent-style-name="Standard">
      <style:paragraph-properties fo:margin-left="0in" fo:margin-right="0in" fo:text-align="end" style:justify-single-word="false" fo:text-indent="0in" style:auto-text-indent="false"/>
      <style:text-properties officeooo:rsid="001d9899" officeooo:paragraph-rsid="001d9899"/>
    </style:style>
    <style:style style:name="P4" style:family="paragraph" style:parent-style-name="Standard">
      <style:paragraph-properties fo:margin-left="0in" fo:margin-right="0in" fo:text-align="end" style:justify-single-word="false" fo:text-indent="0in" style:auto-text-indent="false"/>
      <style:text-properties officeooo:rsid="00209a25" officeooo:paragraph-rsid="00209a25"/>
    </style:style>
    <style:style style:name="P5" style:family="paragraph" style:parent-style-name="Standard">
      <style:paragraph-properties fo:margin-left="0in" fo:margin-right="0in" fo:text-align="end" style:justify-single-word="false" fo:text-indent="0in" style:auto-text-indent="false"/>
      <style:text-properties officeooo:rsid="002397fb" officeooo:paragraph-rsid="002397fb"/>
    </style:style>
    <style:style style:name="P6" style:family="paragraph" style:parent-style-name="Standard">
      <style:paragraph-properties fo:margin-left="0in" fo:margin-right="0in" fo:text-align="end" style:justify-single-word="false" fo:text-indent="0in" style:auto-text-indent="false"/>
      <style:text-properties officeooo:rsid="002397fb" officeooo:paragraph-rsid="002558ee"/>
    </style:style>
    <style:style style:name="P7" style:family="paragraph" style:parent-style-name="Standard">
      <style:paragraph-properties fo:margin-left="0in" fo:margin-right="0in" fo:text-align="end" style:justify-single-word="false" fo:text-indent="0in" style:auto-text-indent="false"/>
      <style:text-properties officeooo:rsid="002558ee" officeooo:paragraph-rsid="002558ee"/>
    </style:style>
    <style:style style:name="P8" style:family="paragraph" style:parent-style-name="Standard">
      <style:paragraph-properties fo:margin-left="0in" fo:margin-right="0in" fo:text-align="end" style:justify-single-word="false" fo:text-indent="0in" style:auto-text-indent="false"/>
      <style:text-properties officeooo:rsid="0027a1f7" officeooo:paragraph-rsid="0027a1f7"/>
    </style:style>
    <style:style style:name="P9" style:family="paragraph" style:parent-style-name="Standard">
      <style:paragraph-properties fo:margin-left="0in" fo:margin-right="0in" fo:text-align="end" style:justify-single-word="false" fo:text-indent="0in" style:auto-text-indent="false"/>
      <style:text-properties officeooo:rsid="00288a6f" officeooo:paragraph-rsid="00288a6f"/>
    </style:style>
    <style:style style:name="P10" style:family="paragraph" style:parent-style-name="Standard">
      <style:paragraph-properties fo:margin-left="0in" fo:margin-right="0in" fo:text-align="end" style:justify-single-word="false" fo:text-indent="0in" style:auto-text-indent="false"/>
      <style:text-properties officeooo:rsid="002a16e3" officeooo:paragraph-rsid="002a16e3"/>
    </style:style>
    <style:style style:name="P11" style:family="paragraph" style:parent-style-name="Standard">
      <style:paragraph-properties fo:margin-left="0.4925in" fo:margin-right="0in" fo:text-align="end" style:justify-single-word="false" fo:text-indent="0in" style:auto-text-indent="false"/>
      <style:text-properties officeooo:rsid="001c6aec" officeooo:paragraph-rsid="001c6aec"/>
    </style:style>
    <style:style style:name="P12" style:family="paragraph" style:parent-style-name="Standard">
      <style:paragraph-properties fo:margin-left="0.4925in" fo:margin-right="0in" fo:text-align="end" style:justify-single-word="false" fo:text-indent="0in" style:auto-text-indent="false"/>
      <style:text-properties officeooo:rsid="001d9899" officeooo:paragraph-rsid="001d9899"/>
    </style:style>
    <style:style style:name="P13" style:family="paragraph" style:parent-style-name="Standard">
      <style:paragraph-properties fo:margin-left="0in" fo:margin-right="0in" fo:text-align="end" style:justify-single-word="false" fo:text-indent="0in" style:auto-text-indent="false"/>
      <style:text-properties officeooo:rsid="001d9899" officeooo:paragraph-rsid="001d9899"/>
    </style:style>
    <style:style style:name="P14" style:family="paragraph" style:parent-style-name="Standard">
      <style:paragraph-properties fo:margin-left="0in" fo:margin-right="0in" fo:text-align="end" style:justify-single-word="false" fo:text-indent="0in" style:auto-text-indent="false"/>
      <style:text-properties officeooo:rsid="002d90e4" officeooo:paragraph-rsid="002d90e4"/>
    </style:style>
    <style:style style:name="P15" style:family="paragraph" style:parent-style-name="Standard">
      <style:paragraph-properties fo:margin-left="0in" fo:margin-right="0in" fo:text-align="end" style:justify-single-word="false" fo:text-indent="0in" style:auto-text-indent="false"/>
      <style:text-properties fo:font-weight="bold" officeooo:rsid="00209a25" officeooo:paragraph-rsid="00209a25" style:font-weight-asian="bold" style:font-weight-complex="bold"/>
    </style:style>
    <style:style style:name="P16" style:family="paragraph" style:parent-style-name="Standard">
      <style:paragraph-properties fo:margin-left="0in" fo:margin-right="0in" fo:text-align="end" style:justify-single-word="false" fo:text-indent="0in" style:auto-text-indent="false"/>
      <style:text-properties fo:font-weight="bold" officeooo:rsid="002d90e4" officeooo:paragraph-rsid="002d90e4" style:font-weight-asian="bold" style:font-weight-complex="bold"/>
    </style:style>
    <style:style style:name="T1" style:family="text">
      <style:text-properties officeooo:rsid="001d9899"/>
    </style:style>
    <style:style style:name="T2" style:family="text">
      <style:text-properties officeooo:rsid="002237bb"/>
    </style:style>
    <style:style style:name="T3" style:family="text">
      <style:text-properties officeooo:rsid="00288a6f"/>
    </style:style>
    <style:style style:name="T4" style:family="text">
      <style:text-properties officeooo:rsid="002d90e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הסבר על בחירת גרפים:</text:p>
      <text:p text:style-name="P1"/>
      <text:p text:style-name="P1">למה בחרנו?</text:p>
      <text:p text:style-name="P1">ואיך הוא מסביר את הדאטה?</text:p>
      <text:p text:style-name="P1"/>
      <text:p text:style-name="P1"/>
      <text:p text:style-name="P11">1.</text:p>
      <text:p text:style-name="P11">author </text:p>
      <text:p text:style-name="P11">מראה לנו בצורה תלת מימדית על כל סופר כמה ספרים חוברו על ידיו וכמה מהם עובדו לסרט כלומר הצליחו. </text:p>
      <text:p text:style-name="P11"><text:s/>הסקלה של סה"כ הספרים שחוברו על ידיו היא לוגרתמית</text:p>
      <text:p text:style-name="P2"><text:s/>בחרנו בצורה תלת מימד מפני שרצינו <text:span text:style-name="T1">לתת תחושת כמות לכמה הצליחו בכל דרגת הצלחה</text:span></text:p>
      <text:p text:style-name="P3">החלטנו להשתמש בפיצ'ר.</text:p>
      <text:p text:style-name="P3"/>
      <text:p text:style-name="P7">1.5</text:p>
      <text:p text:style-name="P7">publisher</text:p>
      <text:p text:style-name="P7"><text:s/>אותו הדבר כמו 1 רק עובר מפיץ.</text:p>
      <text:p text:style-name="P7">וגם אותו לקחנו בחשבון.</text:p>
      <text:p text:style-name="P2"><text:s/></text:p>
      <text:p text:style-name="P11">2.</text:p>
      <text:p text:style-name="P11">gender</text:p>
      <text:p text:style-name="P12">מראה לנו בצורת עוגה וחלוקה לפי מגדר, כמה אחוז גברים/נשים שספרייהם עובדו לסרט וכמה <text:s text:c="5"/>אחוז גברים/נשים שספרייהם לא עובדו לסרט, בשני המקרים קיבלנו תוצאות שובניסטיות מאוד.</text:p>
      <text:p text:style-name="P3">החלטנו להשתמש בפיצ'ר.</text:p>
      <text:p text:style-name="P12"/>
      <text:p text:style-name="P12"/>
      <text:p text:style-name="P12">3.</text:p>
      <text:p text:style-name="P3">rating/voters count </text:p>
      <text:p text:style-name="P3">מראה לנו קורולוציה בין דירוג סופי לבין סה"כ המצביעים סה"כ </text:p>
      <text:p text:style-name="P5">לדעתנו זה לא היה משמעותי בין ספרים שעובדו ולכאלה שלא לכן לא לקחנו את המאפיין הזה בחשבון למודל.</text:p>
      <text:p text:style-name="P3"/>
      <text:p text:style-name="P3"/>
      <text:p text:style-name="P5">4.</text:p>
      <text:p text:style-name="P5">hometown</text:p>
      <text:p text:style-name="P5">ניסינו לראות האם יש ערים ספרציפיות בהם יש סבירות גבוהה לעיבוד של ספר</text:p>
      <text:p text:style-name="P6">ראינו שב – 4 ערים ספציפיות כמו שיקגו/ניו-יורק/לוס אנג'לס/לונדון יש גם הרבה ספרים שעובדו משם וגם כאלה שלא עובדו ובנוסף היחס ביניהם הוא משמעותי. </text:p>
      <text:p text:style-name="P7">בחרנו בגרף של מפת עולם מאוד הגיוני למדוע זה מייצג</text:p>
      <text:p text:style-name="P5">החלטנו להשתמש בפיצ'ר. </text:p>
      <text:p text:style-name="P5"/>
      <text:p text:style-name="P5">5.</text:p>
      <text:p text:style-name="P7">num-pages</text:p>
      <text:p text:style-name="P7">עשינו</text:p>
      <text:p text:style-name="P7">scatter</text:p>
      <text:p text:style-name="P7">בדומה ל – 3 </text:p>
      <text:p text:style-name="P7">גם זה לא היה מייצג ולכן לא לקחנו אותו בחשבון.</text:p>
      <text:p text:style-name="P7"/>
      <text:p text:style-name="P7"><text:soft-page-break/>6.</text:p>
      <text:p text:style-name="P7">popular shelves </text:p>
      <text:p text:style-name="P8"><text:s/><text:span text:style-name="T3">בדקנו מהם הזאנרים הפופלרים ביותר שמופיעים בספרים שנהפכו ובספרים שלא נפהכו לסרטים , החסרנו ביניהם בשביל לבדוק הפרש מייצג עבור מהם הזאנרים שמופיעים הכי הרה בפער משמעות בין ספרים שנהפכו וספרים שלא נהפכו לסרטים , וגילינו שסוגי זאנרים מסויים נוטה הרבה יותר להפוך <text:s text:c="3"/>, לסרטים מאשר סוגי זאנרים אחרים ולכן החלטנו להגדיר את הזאנרים של הספר בפיצר.</text:span></text:p>
      <text:p text:style-name="P10">עקב הנטייה המשמעותית !</text:p>
      <text:p text:style-name="P8">7.</text:p>
      <text:p text:style-name="P8">rating dist</text:p>
      <text:p text:style-name="P8">עבור כל דירוג מ – 1 עד 5 עשינו סכום שלו בין כל הספרים שעובדו וגם עבור ספרים שלא עובדו ואז חישבנו חלק יחסי של כל סכום שכזה מסה"כ הסכומים. </text:p>
      <text:p text:style-name="P8">ראינו שבין הספרים שעובדו לאלה שלא יש הפרש של 2 אחוז לטובת דירוג 5 אל מול 4. </text:p>
      <text:p text:style-name="P8"/>
      <text:p text:style-name="P9">8.</text:p>
      <text:p text:style-name="P9">publication date + <text:span text:style-name="T4">born at</text:span></text:p>
      <text:p text:style-name="P9"><text:s/>לא הוספנו את הפיצ'רים הללו מכיוון שהיו הרבה שורות שלא הכילו זאת</text:p>
      <text:p text:style-name="P3"/>
      <text:p text:style-name="P14">9.</text:p>
      <text:p text:style-name="P14">num-pages</text:p>
      <text:p text:style-name="P14">ראינו באמצעות</text:p>
      <text:p text:style-name="P14">scatter</text:p>
      <text:p text:style-name="P14">שזה לא מייצג בכלל</text:p>
      <text:p text:style-name="P14"/>
      <text:p text:style-name="P14"/>
      <text:p text:style-name="P14">10.</text:p>
      <text:p text:style-name="P15"><text:s/>הסבר על nlp </text:p>
      <text:p text:style-name="P16">book - description</text:p>
      <text:p text:style-name="P4"/>
      <text:p text:style-name="P4">עברנו על כל תיאור של ספר מתוך הדאטה, באמצעות </text:p>
      <text:p text:style-name="P4">lda</text:p>
      <text:p text:style-name="P4">לקחנו רק את המילים החשובות ויצרנו מהם</text:p>
      <text:p text:style-name="P4"><text:s text:c="2"/><text:span text:style-name="T2">word </text:span>embedding</text:p>
      <text:p text:style-name="P4">לאחר מכן, יצרנו אינטרפולציה עליהם בכדי לחשב</text:p>
      <text:p text:style-name="P4"><text:s/><text:span text:style-name="T2">plot </text:span>embedding</text:p>
      <text:p text:style-name="P4">של ספר שלם</text:p>
      <text:p text:style-name="P4">חישבנו</text:p>
      <text:p text:style-name="P4">similarity</text:p>
      <text:p text:style-name="P4">בין ספרים ולמי שהיה ערך נמוך יותר משמע הוא יותר מקורי ו<text:span text:style-name="T2">ע</text:span>ם הסתברות גבוה יותר להצלחה והפיכה לסרט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SimSun" style:font-family-asian="N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3T12:09:55.116745272</meta:creation-date>
    <dc:date>2020-03-13T18:36:05.517502952</dc:date>
    <meta:editing-duration>PT1H10M47S</meta:editing-duration>
    <meta:editing-cycles>7</meta:editing-cycles>
    <meta:generator>LibreOffice/6.1.5.2$Linux_X86_64 LibreOffice_project/10$Build-2</meta:generator>
    <meta:document-statistic meta:table-count="0" meta:image-count="0" meta:object-count="0" meta:page-count="2" meta:paragraph-count="63" meta:word-count="399" meta:character-count="2170" meta:non-whitespace-character-count="1800"/>
  </office:meta>
</office:document-meta>
</file>